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cb7f" officeooo:paragraph-rsid="0019cb7f"/>
    </style:style>
    <style:style style:name="P2" style:family="paragraph" style:parent-style-name="Standard">
      <style:paragraph-properties fo:text-align="start" style:justify-single-word="false"/>
      <style:text-properties officeooo:rsid="0019cb7f" officeooo:paragraph-rsid="0019cb7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cb7f" officeooo:paragraph-rsid="0019cb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List</text:p>
      <text:p text:style-name="P1"/>
      <text:list xml:id="list1699781700" text:style-name="L1">
        <text:list-item>
          <text:p text:style-name="P3">Train the model on MNIST and IMAGENET to get a benchmark</text:p>
        </text:list-item>
        <text:list-item>
          <text:p text:style-name="P3">Fix the data pipeline and train again</text:p>
        </text:list-item>
        <text:list-item>
          <text:p text:style-name="P3">Improve presentation</text:p>
        </text:list-item>
        <text:list-item>
          <text:p text:style-name="P3">Try different loss function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0:02:10.870139903</meta:creation-date>
    <dc:date>2019-09-23T00:03:33.118396459</dc:date>
    <meta:editing-duration>PT1M24S</meta:editing-duration>
    <meta:editing-cycles>1</meta:editing-cycles>
    <meta:document-statistic meta:table-count="0" meta:image-count="0" meta:object-count="0" meta:page-count="1" meta:paragraph-count="5" meta:word-count="30" meta:character-count="153" meta:non-whitespace-character-count="132"/>
    <meta:generator>LibreOffice/6.0.7.3$Linux_X86_64 LibreOffice_project/00m0$Build-3</meta:generator>
  </office:meta>
</office:document-meta>
</file>